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Sans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Default">
      <style:paragraph-properties fo:margin-left="0in" fo:margin-right="0in" style:line-height-at-least="0.139in" fo:text-align="center" style:justify-single-word="false" fo:text-indent="0in" style:auto-text-indent="false"/>
    </style:style>
    <style:style style:name="T1" style:family="text">
      <style:text-properties style:font-name="DejaVu Sans" fo:font-size="16pt" style:font-size-asian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故障に伴うコストの削減</text:p>
      <text:p text:style-name="Preformatted_20_Text"/>
      <text:p text:style-name="Preformatted_20_Text">一番ひどいのはオーバーホール２００万円</text:p>
      <text:p text:style-name="Preformatted_20_Text">年に２，３回</text:p>
      <text:p text:style-name="Preformatted_20_Text">ベテラン保全担当者</text:p>
      <text:p text:style-name="Preformatted_20_Text">機械オペレーターも</text:p>
      <text:p text:style-name="Preformatted_20_Text"/>
      <text:p text:style-name="Preformatted_20_Text">事前に気づくこと、</text:p>
      <text:p text:style-name="Preformatted_20_Text"/>
      <text:p text:style-name="Preformatted_20_Text">保全担当者はベテランで</text:p>
      <text:p text:style-name="Preformatted_20_Text"/>
      <text:p text:style-name="P1"><text:span text:style-name="T1">オーバーホール</text:span></text:p>
      <text:p text:style-name="P1"><text:span text:style-name="T1">による</text:span></text:p>
      <text:p text:style-name="P1"><text:span text:style-name="T1">高コスト</text:span></text:p>
      <text:p text:style-name="P1"><text:span text:style-name="T1">オーバーホール</text:span></text:p>
      <text:p text:style-name="P1"><text:span text:style-name="T1">による</text:span></text:p>
      <text:p text:style-name="P1"><text:span text:style-name="T1">オーバーホール</text:span></text:p>
      <text:p text:style-name="P1"><text:span text:style-name="T1">による</text:span></text:p>
      <text:p text:style-name="P1"><text:span text:style-name="T1">高コスト</text:span></text:p>
      <text:p text:style-name="P1"><text:span text:style-name="T1">高コスト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Sans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DejaVu Sans1" style:font-family-complex="'DejaVu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Classy_5f_Red_7e_LT_7e_Gliederung_20_1" style:display-name="Classy_Red~LT~Gliederung 1" style:family="paragraph" style:default-outline-level="">
      <style:paragraph-properties fo:margin-top="0in" fo:margin-bottom="0.148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DejaVu Sans1" style:font-family-complex="'DejaVu Sans'" style:font-family-generic-complex="system" style:font-pitch-complex="variable" style:font-size-complex="12pt" style:text-emphasize="none"/>
    </style:style>
    <style:style style:name="Classy_5f_Red_7e_LT_7e_Gliederung_20_2" style:display-name="Classy_Red~LT~Gliederung 2" style:family="paragraph" style:parent-style-name="Classy_5f_Red_7e_LT_7e_Gliederung_20_1" style:default-outline-level="">
      <style:paragraph-properties fo:margin-top="0in" fo:margin-bottom="0.1181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Classy_5f_Red_7e_LT_7e_Gliederung_20_3" style:display-name="Classy_Red~LT~Gliederung 3" style:family="paragraph" style:parent-style-name="Classy_5f_Red_7e_LT_7e_Gliederung_20_2" style:default-outline-level="">
      <style:paragraph-properties fo:margin-top="0in" fo:margin-bottom="0.0882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lassy_5f_Red_7e_LT_7e_Gliederung_20_4" style:display-name="Classy_Red~LT~Gliederung 4" style:family="paragraph" style:parent-style-name="Classy_5f_Red_7e_LT_7e_Gliederung_20_3" style:default-outline-level="">
      <style:paragraph-properties fo:margin-top="0in" fo:margin-bottom="0.0583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lassy_5f_Red_7e_LT_7e_Gliederung_20_5" style:display-name="Classy_Red~LT~Gliederung 5" style:family="paragraph" style:parent-style-name="Classy_5f_Red_7e_LT_7e_Gliederung_20_4" style:default-outline-level="">
      <style:paragraph-properties fo:margin-top="0in" fo:margin-bottom="0.0291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lassy_5f_Red_7e_LT_7e_Gliederung_20_6" style:display-name="Classy_Red~LT~Gliederung 6" style:family="paragraph" style:parent-style-name="Classy_5f_Red_7e_LT_7e_Gliederung_20_5" style:default-outline-level="">
      <style:paragraph-properties fo:margin-top="0in" fo:margin-bottom="0.0291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lassy_5f_Red_7e_LT_7e_Gliederung_20_7" style:display-name="Classy_Red~LT~Gliederung 7" style:family="paragraph" style:parent-style-name="Classy_5f_Red_7e_LT_7e_Gliederung_20_6" style:default-outline-level="">
      <style:paragraph-properties fo:margin-top="0in" fo:margin-bottom="0.0291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lassy_5f_Red_7e_LT_7e_Gliederung_20_8" style:display-name="Classy_Red~LT~Gliederung 8" style:family="paragraph" style:parent-style-name="Classy_5f_Red_7e_LT_7e_Gliederung_20_7" style:default-outline-level="">
      <style:paragraph-properties fo:margin-top="0in" fo:margin-bottom="0.0291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lassy_5f_Red_7e_LT_7e_Gliederung_20_9" style:display-name="Classy_Red~LT~Gliederung 9" style:family="paragraph" style:parent-style-name="Classy_5f_Red_7e_LT_7e_Gliederung_20_8" style:default-outline-level="">
      <style:paragraph-properties fo:margin-top="0in" fo:margin-bottom="0.0291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lassy_5f_Red_7e_LT_7e_Titel" style:display-name="Classy_Red~LT~Titel" style:family="paragraph" style:default-outline-level="">
      <style:paragraph-properties fo:text-align="start" style:justify-single-word="false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12pt" style:text-emphasize="none"/>
    </style:style>
    <style:style style:name="Classy_5f_Red_7e_LT_7e_Untertitel" style:display-name="Classy_Red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12pt" style:text-emphasize="none"/>
    </style:style>
    <style:style style:name="Classy_5f_Red_7e_LT_7e_Notizen" style:display-name="Classy_Red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12pt" style:text-emphasize="none"/>
    </style:style>
    <style:style style:name="Classy_5f_Red_7e_LT_7e_Hintergrundobjekte" style:display-name="Classy_Red~LT~Hintergrundobjekte" style:family="paragraph" style:default-outline-level=""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DejaVu Sans1" style:font-family-complex="'DejaVu Sans'" style:font-family-generic-complex="system" style:font-pitch-complex="variable" style:font-size-complex="12pt"/>
    </style:style>
    <style:style style:name="Classy_5f_Red_7e_LT_7e_Hintergrund" style:display-name="Classy_Red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DejaVu Sans1" style:font-family-complex="'DejaVu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iberation Sans1" fo:font-family="'Liberation Sans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DejaVu Sans1" style:font-family-complex="'DejaVu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iberation Sans1" fo:font-family="'Liberation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iberation Sans1" fo:font-family="'Liberation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iberation Sans1" fo:font-family="'Liberation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iberation Sans1" fo:font-family="'Liberation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iberation Sans1" fo:font-family="'Liberation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iberation Sans1" fo:font-family="'Liberation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iberation Sans1" fo:font-family="'Liberation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iberation Sans1" fo:font-family="'Liberation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iberation Sans1" fo:font-family="'Liberation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iberation Sans1" fo:font-family="'Liberation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iberation Sans1" fo:font-family="'Liberation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iberation Sans1" fo:font-family="'Liberation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iberation Sans1" fo:font-family="'Liberation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iberation Sans1" fo:font-family="'Liberation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iberation Sans1" fo:font-family="'Liberation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iberation Sans1" fo:font-family="'Liberation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iberation Sans1" fo:font-family="'Liberation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iberation Sans1" fo:font-family="'Liberation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iberation Sans1" fo:font-family="'Liberation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iberation Sans1" fo:font-family="'Liberation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iberation Sans1" fo:font-family="'Liberation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iberation Sans1" fo:font-family="'Liberation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iberation Sans1" fo:font-family="'Liberation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iberation Sans1" fo:font-family="'Liberation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iberation Sans1" fo:font-family="'Liberation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iberation Sans1" fo:font-family="'Liberation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iberation Sans1" fo:font-family="'Liberation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iberation Sans1" fo:font-family="'Liberation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iberation Sans1" fo:font-family="'Liberation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iberation Sans1" fo:font-family="'Liberation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iberation Sans1" fo:font-family="'Liberation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iberation Sans1" fo:font-family="'Liberation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iberation Sans1" fo:font-family="'Liberation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DejaVu Sans1" style:font-family-complex="'DejaVu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DejaVu Sans1" style:font-family-complex="'DejaVu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.2362in" style:auto-text-indent="false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headline2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14pt" fo:font-style="italic" fo:text-shadow="none" style:text-underline-style="none" fo:font-weight="bold" style:letter-kerning="true" style:font-size-asian="14pt" style:font-style-asian="italic" style:font-weight-asian="bold" style:text-emphasize="none"/>
    </style:style>
    <style:style style:name="measur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lassy_5f_Red1_7e_LT_7e_Gliederung_20_1" style:display-name="Classy_Red1~LT~Gliederung 1" style:family="paragraph" style:default-outline-level="">
      <style:paragraph-properties fo:margin-top="0in" fo:margin-bottom="0.1965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12pt" style:text-emphasize="none"/>
    </style:style>
    <style:style style:name="Classy_5f_Red1_7e_LT_7e_Gliederung_20_2" style:display-name="Classy_Red1~LT~Gliederung 2" style:family="paragraph" style:parent-style-name="Classy_5f_Red1_7e_LT_7e_Gliederung_20_1" style:default-outline-level="">
      <style:paragraph-properties fo:margin-top="0in" fo:margin-bottom="0.1575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Classy_5f_Red1_7e_LT_7e_Gliederung_20_3" style:display-name="Classy_Red1~LT~Gliederung 3" style:family="paragraph" style:parent-style-name="Classy_5f_Red1_7e_LT_7e_Gliederung_20_2" style:default-outline-level="">
      <style:paragraph-properties fo:margin-top="0in" fo:margin-bottom="0.1181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lassy_5f_Red1_7e_LT_7e_Gliederung_20_4" style:display-name="Classy_Red1~LT~Gliederung 4" style:family="paragraph" style:parent-style-name="Classy_5f_Red1_7e_LT_7e_Gliederung_20_3" style:default-outline-level="">
      <style:paragraph-properties fo:margin-top="0in" fo:margin-bottom="0.0783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assy_5f_Red1_7e_LT_7e_Gliederung_20_5" style:display-name="Classy_Red1~LT~Gliederung 5" style:family="paragraph" style:parent-style-name="Classy_5f_Red1_7e_LT_7e_Gliederung_20_4" style:default-outline-level="">
      <style:paragraph-properties fo:margin-top="0in" fo:margin-bottom="0.0398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assy_5f_Red1_7e_LT_7e_Gliederung_20_6" style:display-name="Classy_Red1~LT~Gliederung 6" style:family="paragraph" style:parent-style-name="Classy_5f_Red1_7e_LT_7e_Gliederung_20_5" style:default-outline-level="">
      <style:paragraph-properties fo:margin-top="0in" fo:margin-bottom="0.0398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assy_5f_Red1_7e_LT_7e_Gliederung_20_7" style:display-name="Classy_Red1~LT~Gliederung 7" style:family="paragraph" style:parent-style-name="Classy_5f_Red1_7e_LT_7e_Gliederung_20_6" style:default-outline-level="">
      <style:paragraph-properties fo:margin-top="0in" fo:margin-bottom="0.0398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assy_5f_Red1_7e_LT_7e_Gliederung_20_8" style:display-name="Classy_Red1~LT~Gliederung 8" style:family="paragraph" style:parent-style-name="Classy_5f_Red1_7e_LT_7e_Gliederung_20_7" style:default-outline-level="">
      <style:paragraph-properties fo:margin-top="0in" fo:margin-bottom="0.0398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assy_5f_Red1_7e_LT_7e_Gliederung_20_9" style:display-name="Classy_Red1~LT~Gliederung 9" style:family="paragraph" style:parent-style-name="Classy_5f_Red1_7e_LT_7e_Gliederung_20_8" style:default-outline-level="">
      <style:paragraph-properties fo:margin-top="0in" fo:margin-bottom="0.0398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assy_5f_Red1_7e_LT_7e_Titel" style:display-name="Classy_Red1~LT~Titel" style:family="paragraph" style:default-outline-level="">
      <style:paragraph-properties fo:text-align="start" style:justify-single-word="false"/>
      <style:text-properties fo:color="#c7243a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12pt" style:text-emphasize="none"/>
    </style:style>
    <style:style style:name="Classy_5f_Red1_7e_LT_7e_Untertitel" style:display-name="Classy_Red1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12pt" style:text-emphasize="none"/>
    </style:style>
    <style:style style:name="Classy_5f_Red1_7e_LT_7e_Notizen" style:display-name="Classy_Red1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12pt" style:text-emphasize="none"/>
    </style:style>
    <style:style style:name="Classy_5f_Red1_7e_LT_7e_Hintergrundobjekte" style:display-name="Classy_Red1~LT~Hintergrundobjekte" style:family="paragraph" style:default-outline-level=""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DejaVu Sans1" style:font-family-complex="'DejaVu Sans'" style:font-family-generic-complex="system" style:font-pitch-complex="variable" style:font-size-complex="12pt"/>
    </style:style>
    <style:style style:name="Classy_5f_Red1_7e_LT_7e_Hintergrund" style:display-name="Classy_Red1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DejaVu Sans1" style:font-family-complex="'DejaVu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1-25T21:14:07.047356061</dc:date>
    <meta:editing-duration>PT40M25S</meta:editing-duration>
    <meta:editing-cycles>1</meta:editing-cycles>
    <meta:document-statistic meta:table-count="0" meta:image-count="0" meta:object-count="0" meta:page-count="1" meta:paragraph-count="16" meta:word-count="116" meta:character-count="116" meta:non-whitespace-character-count="116"/>
  </office:meta>
</office:document-meta>
</file>